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753cm" fo:margin-left="0.885cm" fo:margin-top="0cm" fo:margin-bottom="0cm" table:align="left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style:vertical-align="middle"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style:vertical-align="middle"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801cm" fo:margin-left="0.838cm" fo:margin-top="0cm" fo:margin-bottom="0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style:vertical-align="middle"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style:vertical-align="middle"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852cm" fo:margin-left="0.79cm" fo:margin-top="0cm" fo:margin-bottom="0cm" table:align="left" style:writing-mode="lr-tb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style:vertical-align="middle"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849cm" fo:margin-left="0.79cm" fo:margin-top="0cm" fo:margin-bottom="0cm" table:align="left" style:writing-mode="lr-tb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style:vertical-align="middle"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801cm" fo:margin-left="0.838cm" fo:margin-top="0cm" fo:margin-bottom="0cm" table:align="left" style:writing-mode="lr-tb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801cm" fo:margin-left="0.838cm" fo:margin-top="0cm" fo:margin-bottom="0cm" table:align="left" style:writing-mode="lr-tb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7" style:family="table">
      <style:table-properties style:width="17.51cm" fo:margin-left="0cm" fo:margin-top="0cm" fo:margin-bottom="0cm" table:align="left" style:writing-mode="lr-tb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>
        <style:background-image/>
      </style:table-cell-properties>
    </style:style>
    <style:style style:name="Tabla7.A2" style:family="table-cell">
      <style:table-cell-properties fo:background-color="transparent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2" style:family="table-cell">
      <style:table-cell-properties fo:background-color="transparent" fo:padding-left="0.164cm" fo:padding-right="0.191cm" fo:padding-top="0cm" fo:padding-bottom="0cm" fo:border="0.5pt solid #365f91">
        <style:background-image/>
      </style:table-cell-properties>
    </style:style>
    <style:style style:name="Tabla7.A3" style:family="table-cell">
      <style:table-cell-properties fo:background-color="transparent" fo:padding-left="0.164cm" fo:padding-right="0.191cm" fo:padding-top="0cm" fo:padding-bottom="0cm" fo:border-left="0.5pt solid #365f91" fo:border-right="none" fo:border-top="none" fo:border-bottom="0.5pt solid #365f91">
        <style:background-image/>
      </style:table-cell-properties>
    </style:style>
    <style:style style:name="Tabla7.C3" style:family="table-cell">
      <style:table-cell-properties fo:background-color="transparent" fo:padding-left="0.164cm" fo:padding-right="0.191cm" fo:padding-top="0cm" fo:padding-bottom="0cm" fo:border-left="0.5pt solid #365f91" fo:border-right="0.5pt solid #365f91" fo:border-top="none" fo:border-bottom="0.5pt solid #365f91">
        <style:background-image/>
      </style:table-cell-properties>
    </style:style>
    <style:style style:name="P1" style:family="paragraph" style:parent-style-name="Footer">
      <style:paragraph-properties fo:margin-top="0cm" fo:margin-bottom="0.212cm" loext:contextual-spacing="false"/>
      <style:text-properties style:font-name-asian="Arial Narrow1" style:font-size-complex="9pt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color="#ff0000" fo:font-size="10pt" fo:language="gl" fo:country="ES" fo:font-style="italic" style:font-size-asian="10pt" style:font-style-asian="italic" style:font-size-complex="10pt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10pt" fo:language="gl" fo:country="ES" fo:font-style="italic" style:font-size-asian="10pt" style:font-style-asian="italic" style:font-size-complex="10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10pt" fo:language="gl" fo:country="ES" style:font-size-asian="10pt" style:font-size-complex="1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color="#ff3333" fo:font-size="10pt" fo:language="gl" fo:country="ES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fo:font-size="10pt" fo:language="gl" fo:country="ES" fo:font-style="italic" style:font-size-asian="10pt" style:font-style-asian="italic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fo:font-size="10pt" fo:language="gl" fo:country="ES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ff0000" fo:font-style="italic" style:font-style-asian="italic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1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style:font-name-asian="Verdana2" style:font-size-complex="9pt"/>
    </style:style>
    <style:style style:name="P15" style:family="paragraph" style:parent-style-name="Standard">
      <style:paragraph-properties fo:margin-left="0cm" fo:margin-right="0cm" fo:margin-top="0cm" fo:margin-bottom="0.212cm" loext:contextual-spacing="false" fo:orphans="0" fo:widows="0" fo:text-indent="0cm" style:auto-text-indent="false"/>
      <style:text-properties style:use-window-font-color="true" style:font-name="Verdana1" fo:font-size="10pt" fo:font-style="italic" style:font-size-asian="10pt" style:font-style-asian="italic" style:font-name-complex="Arial1" style:font-size-complex="10pt" style:font-style-complex="italic"/>
    </style:style>
    <style:style style:name="P1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ff0000" fo:font-size="10pt" fo:language="gl" fo:country="ES" fo:font-style="italic" style:font-size-asian="10pt" style:font-style-asian="italic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ff0000" fo:font-size="10pt" fo:language="gl" fo:country="ES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use-window-font-color="true" fo:font-style="italic" style:font-style-asian="italic"/>
    </style:style>
    <style:style style:name="P19" style:family="paragraph" style:parent-style-name="Standard">
      <style:paragraph-properties fo:margin-left="0cm" fo:margin-right="0cm" fo:text-align="justify" style:justify-single-word="false" fo:text-indent="0.25cm" style:auto-text-indent="false"/>
      <style:text-properties fo:color="#ff0000" fo:font-size="10pt" fo:language="gl" fo:country="ES" fo:font-style="italic" style:font-size-asian="10pt" style:font-style-asian="italic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.25cm" style:auto-text-indent="false"/>
      <style:text-properties fo:color="#ff0000" fo:font-size="10pt" fo:language="gl" fo:country="ES" style:font-size-asian="10pt" style:font-size-complex="10pt"/>
    </style:style>
    <style:style style:name="P21" style:family="paragraph" style:parent-style-name="Standard">
      <loext:graphic-properties draw:fill="solid" draw:fill-color="#dbe5f1"/>
      <style:paragraph-properties fo:margin-left="0cm" fo:margin-right="-0.004cm" fo:margin-top="0.635cm" fo:margin-bottom="0.212cm" loext:contextual-spacing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22" style:family="paragraph" style:parent-style-name="Standard">
      <style:paragraph-properties fo:margin-left="1.6cm" fo:margin-right="0cm" fo:margin-top="0cm" fo:margin-bottom="0.212cm" loext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style:font-name="Verdana" fo:font-size="9pt" style:font-size-asian="9pt" style:language-asian="zh" style:country-asian="CN" style:font-name-complex="Verdana2" fo:hyphenate="false" fo:hyphenation-remain-char-count="2" fo:hyphenation-push-char-count="2"/>
    </style:style>
    <style:style style:name="P23" style:family="paragraph" style:parent-style-name="Standard">
      <style:text-properties fo:color="#0000cc" style:font-name-asian="Verdana2" style:font-size-complex="9pt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indent="1cm" style:auto-text-indent="false"/>
      <style:text-properties fo:color="#ff3333" fo:font-weight="bold" style:font-weight-asian="bold" style:font-weight-complex="bold"/>
    </style:style>
    <style:style style:name="P26" style:family="paragraph" style:parent-style-name="Standard">
      <style:paragraph-properties fo:margin-left="1.199cm" fo:margin-right="-0.041cm" fo:margin-top="0.635cm" fo:margin-bottom="0.212cm" loext:contextual-spacing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27" style:family="paragraph" style:parent-style-name="Standard">
      <style:paragraph-properties fo:margin-left="0.092cm" fo:margin-right="-0.035cm" fo:margin-top="0cm" fo:margin-bottom="0cm" loext:contextual-spacing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28" style:family="paragraph" style:parent-style-name="Standard">
      <style:paragraph-properties fo:margin-left="0.092cm" fo:margin-right="-0.035cm" fo:margin-top="0cm" fo:margin-bottom="0cm" loext:contextual-spacing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left="0.092cm" fo:margin-right="-0.035cm" fo:margin-top="0cm" fo:margin-bottom="0cm" loext:contextual-spacing="false" fo:text-align="center" style:justify-single-word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30" style:family="paragraph" style:parent-style-name="Standard">
      <style:paragraph-properties fo:margin-left="0.266cm" fo:margin-right="0.229cm" fo:margin-top="0cm" fo:margin-bottom="0cm" loext:contextual-spacing="false" fo:text-align="center" style:justify-single-word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0.171cm" fo:margin-right="0.316cm" fo:margin-top="0cm" fo:margin-bottom="0cm" loext:contextual-spacing="false" fo:text-align="center" style:justify-single-word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.002cm" fo:margin-right="-0.035cm" fo:margin-top="0cm" fo:margin-bottom="0cm" loext:contextual-spacing="false" fo:text-align="center" style:justify-single-word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left="0cm" fo:margin-right="-0.035cm" fo:margin-top="0cm" fo:margin-bottom="0cm" loext:contextual-spacing="false" fo:text-align="center" style:justify-single-word="false" fo:orphans="0" fo:widows="0" fo:text-indent="0cm" style:auto-text-indent="false"/>
      <style:text-properties fo:color="#365f91" style:font-name="Verdana1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left="0cm" fo:margin-right="-0.035cm" fo:margin-top="0cm" fo:margin-bottom="0cm" loext:contextual-spacing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35" style:family="paragraph" style:parent-style-name="Standard">
      <loext:graphic-properties draw:fill="none"/>
      <style:paragraph-properties fo:margin-left="0.199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font-weight="bold" style:font-name-asian="Arial1" style:font-size-asian="10pt" style:font-weight-asian="bold" style:font-name-complex="Arial1" style:font-size-complex="10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.199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letter-spacing="0.002cm" fo:language="gl" fo:country="ES" fo:font-weight="bold" style:font-size-asian="10pt" style:font-weight-asian="bold" style:font-name-complex="Arial1" style:font-size-complex="10pt" style:font-weight-complex="bold" style:text-scale="81%" fo:hyphenate="fals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.3cm" fo:margin-right="0.101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font-weight="bold" style:font-name-asian="Arial1" style:font-size-asian="10pt" style:font-weight-asian="bold" style:font-name-complex="Arial1" style:font-size-complex="10pt" fo:hyphenate="fals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.3cm" fo:margin-right="0.101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letter-spacing="0.002cm" fo:language="gl" fo:country="ES" fo:font-weight="bold" style:font-size-asian="10pt" style:font-weight-asian="bold" style:font-name-complex="Arial1" style:font-size-complex="10pt" style:font-weight-complex="bold" style:text-scale="81%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-0.041cm" fo:margin-top="0.635cm" fo:margin-bottom="0.212cm" loext:contextual-spacing="false" fo:orphans="0" fo:widows="0" fo:text-indent="0cm" style:auto-text-indent="false"/>
      <style:text-properties fo:color="#365f91" style:font-name="Verdana1" fo:font-size="10pt" fo:letter-spacing="-0.002cm" fo:language="gl" fo:country="ES" fo:font-weight="bold" style:font-size-asian="10pt" style:font-weight-asian="bold" style:font-name-complex="Arial1" style:font-size-complex="10pt"/>
    </style:style>
    <style:style style:name="P4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letter-spacing="0.002cm" fo:language="gl" fo:country="ES" fo:font-weight="bold" style:font-size-asian="10pt" style:font-weight-asian="bold" style:font-name-complex="Arial1" style:font-size-complex="10pt" style:font-weight-complex="bold" style:text-scale="81%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letter-spacing="0.002cm" fo:language="gl" fo:country="ES" fo:font-weight="bold" officeooo:rsid="001b139e" officeooo:paragraph-rsid="001b139e" style:font-size-asian="10pt" style:font-weight-asian="bold" style:font-name-complex="Arial1" style:font-size-complex="10pt" style:font-weight-complex="bold" style:text-scale="81%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fo:color="#365f91" style:font-name="Verdana1" fo:font-size="10pt" fo:letter-spacing="0.002cm" fo:language="gl" fo:country="ES" fo:font-weight="bold" officeooo:rsid="001b8df4" officeooo:paragraph-rsid="001b8df4" style:letter-kerning="false" style:font-name-asian="Times New Roman1" style:font-size-asian="10pt" style:language-asian="zh" style:country-asian="CN" style:font-weight-asian="bold" style:font-name-complex="Arial1" style:font-size-complex="10pt" style:language-complex="ar" style:country-complex="SA" style:font-weight-complex="bold" style:text-scale="81%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style:font-name="Verdana1" fo:font-size="10pt" fo:letter-spacing="0.002cm" fo:language="gl" fo:country="ES" fo:font-weight="normal" officeooo:rsid="001b8df4" officeooo:paragraph-rsid="001b8df4" style:font-size-asian="10pt" style:font-weight-asian="normal" style:font-name-complex="Arial1" style:font-size-complex="10pt" style:font-weight-complex="normal" style:text-scale="81%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style:font-name="Verdana1" fo:font-size="9pt" officeooo:rsid="0019aacf" officeooo:paragraph-rsid="0019aacf" style:font-name-asian="Arial1" style:font-size-asian="9pt" style:font-name-complex="Arial1" style:font-size-complex="9pt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style:font-name="Verdana1" fo:font-size="9pt" style:font-name-asian="Arial1" style:font-size-asian="9pt" style:font-name-complex="Arial1" style:font-size-complex="9pt" fo:hyphenate="false" fo:hyphenation-remain-char-count="2" fo:hyphenation-push-char-count="2"/>
    </style:style>
    <style:style style:name="P46" style:family="paragraph" style:parent-style-name="Standard">
      <style:paragraph-properties fo:margin-left="0.095cm" fo:margin-right="-0.035cm" fo:margin-top="0cm" fo:margin-bottom="0cm" loext:contextual-spacing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47" style:family="paragraph" style:parent-style-name="Standard">
      <style:paragraph-properties fo:margin-left="0.079cm" fo:margin-right="-0.035cm" fo:margin-top="0cm" fo:margin-bottom="0cm" loext:contextual-spacing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079cm" fo:margin-right="-0.035cm" fo:margin-top="0cm" fo:margin-bottom="0cm" loext:contextual-spacing="false" fo:orphans="0" fo:widows="0" fo:text-indent="0cm" style:auto-text-indent="false"/>
      <style:text-properties style:font-name="Verdana1" fo:font-size="10pt" officeooo:rsid="0019aacf" officeooo:paragraph-rsid="0019aacf" style:font-name-asian="Arial1" style:font-size-asian="10pt" style:font-name-complex="Arial1" style:font-size-complex="10pt"/>
    </style:style>
    <style:style style:name="P49" style:family="paragraph" style:parent-style-name="Standard">
      <style:paragraph-properties fo:margin-left="0.169cm" fo:margin-right="-0.035cm" fo:margin-top="0cm" fo:margin-bottom="0cm" loext:contextual-spacing="false" fo:text-align="center" style:justify-single-word="false" fo:orphans="0" fo:widows="0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50" style:family="paragraph" style:parent-style-name="Standard">
      <style:paragraph-properties fo:margin-left="0.58cm" fo:margin-right="0.543cm" fo:margin-top="0cm" fo:margin-bottom="0cm" loext:contextual-spacing="false" fo:text-align="center" style:justify-single-word="false" fo:orphans="0" fo:widows="0" fo:text-indent="0cm" style:auto-text-indent="false"/>
      <style:text-properties style:font-name="Verdana1" fo:font-size="10pt" officeooo:rsid="0019aacf" officeooo:paragraph-rsid="0019aacf" style:font-name-asian="Arial1" style:font-size-asian="10pt" style:font-name-complex="Arial1" style:font-size-complex="10pt"/>
    </style:style>
    <style:style style:name="P51" style:family="paragraph" style:parent-style-name="Standard">
      <style:paragraph-properties fo:margin-left="6.244cm" fo:margin-right="0cm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style:font-name="Verdana1" fo:font-size="10pt" style:font-name-asian="Arial1" style:font-size-asian="10pt" style:font-name-complex="Arial1" style:font-size-complex="10pt"/>
    </style:style>
    <style:style style:name="P53" style:family="paragraph" style:parent-style-name="Standard">
      <style:paragraph-properties fo:margin-left="6.244cm" fo:margin-right="0cm" fo:text-indent="0cm" style:auto-text-indent="false"/>
      <style:text-properties style:font-name="Verdana1" fo:font-size="10pt" style:font-size-asian="10pt" style:font-size-complex="10pt"/>
    </style:style>
    <style:style style:name="P54" style:family="paragraph" style:parent-style-name="Standard">
      <style:paragraph-properties fo:margin-left="0.092cm" fo:margin-right="-0.035cm" fo:margin-top="0cm" fo:margin-bottom="0cm" loext:contextual-spacing="false" fo:text-align="center" style:justify-single-word="false" fo:orphans="0" fo:widows="0" fo:text-indent="0.499cm" style:auto-text-indent="false"/>
      <style:text-properties style:font-name="Verdana1" fo:font-size="10pt" fo:letter-spacing="0.002cm" fo:language="gl" fo:country="ES" fo:font-weight="normal" style:font-size-asian="10pt" style:font-weight-asian="normal" style:font-name-complex="Arial1" style:font-size-complex="10pt" style:font-weight-complex="normal" style:text-scale="81%"/>
    </style:style>
    <style:style style:name="P55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margin-left="0.171cm" fo:margin-right="0.162cm" fo:margin-top="0cm" fo:margin-bottom="0cm" loext:contextual-spacing="false" fo:text-align="center" style:justify-single-word="false" fo:orphans="0" fo:widows="0" fo:text-indent="0cm" style:auto-text-indent="false"/>
      <style:text-properties style:font-name="Verdana1" fo:font-size="9pt" style:font-name-asian="Arial1" style:font-size-asian="9pt" style:font-name-complex="Arial1" style:font-size-complex="9pt"/>
    </style:style>
    <style:style style:name="P57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loext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5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center" style:justify-single-word="false" fo:orphans="0" fo:widows="0" fo:hyphenation-ladder-count="no-limit" fo:text-indent="0cm" style:auto-text-indent="false" fo:background-color="transparent" style:punctuation-wrap="hanging" style:writing-mode="lr-tb"/>
      <style:text-properties style:font-name="Verdana1" fo:font-size="10pt" fo:letter-spacing="0.002cm" fo:language="gl" fo:country="ES" fo:font-weight="normal" officeooo:rsid="001cc80f" officeooo:paragraph-rsid="001b139e" style:font-size-asian="10pt" style:font-weight-asian="normal" style:font-name-complex="Arial1" style:font-size-complex="10pt" style:font-weight-complex="normal" style:text-scale="81%" fo:hyphenate="false" fo:hyphenation-remain-char-count="2" fo:hyphenation-push-char-count="2"/>
    </style:style>
    <style:style style:name="T1" style:family="text">
      <style:text-properties fo:color="#365f91" fo:font-size="11pt" fo:font-weight="bold" style:font-size-asian="11pt" style:font-weight-asian="bold" style:font-size-complex="11pt"/>
    </style:style>
    <style:style style:name="T2" style:family="text">
      <style:text-properties fo:color="#ff0000" fo:font-size="10pt" fo:language="gl" fo:country="ES" style:font-size-asian="10pt" style:font-size-complex="10pt"/>
    </style:style>
    <style:style style:name="T3" style:family="text">
      <style:text-properties fo:color="#ff0000" style:text-line-through-style="solid" style:text-line-through-type="single" fo:font-size="10pt" fo:language="gl" fo:country="ES" style:font-size-asian="10pt" style:font-size-complex="10pt"/>
    </style:style>
    <style:style style:name="T4" style:family="text">
      <style:text-properties fo:color="#ff3333" fo:font-size="10pt" fo:language="gl" fo:country="ES" style:font-size-asian="10pt" style:font-size-complex="10pt"/>
    </style:style>
    <style:style style:name="T5" style:family="text">
      <style:text-properties officeooo:rsid="0019aacf"/>
    </style:style>
    <style:style style:name="T6" style:family="text">
      <style:text-properties style:font-name="Verdana1" fo:font-size="10pt" style:font-size-asian="10pt" style:font-size-complex="10pt"/>
    </style:style>
    <style:style style:name="T7" style:family="text">
      <style:text-properties style:font-name-asian="Arial1" style:font-name-complex="Arial1"/>
    </style:style>
    <style:style style:name="T8" style:family="text">
      <style:text-properties officeooo:rsid="0019aacf" style:font-name-asian="Arial1" style:font-name-complex="Arial1"/>
    </style:style>
    <style:style style:name="T9" style:family="text">
      <style:text-properties officeooo:rsid="001d9542" style:font-name-asian="Arial1" style:font-name-complex="Arial1"/>
    </style:style>
    <style:style style:name="T10" style:family="text">
      <style:text-properties officeooo:rsid="001b8df4"/>
    </style:style>
    <style:style style:name="T11" style:family="text">
      <style:text-properties officeooo:rsid="001d95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0">Código</text:p>
          </table:table-cell>
          <table:table-cell table:style-name="Tabla1.A1" office:value-type="string">
            <text:p text:style-name="P30">Centro</text:p>
          </table:table-cell>
          <table:table-cell table:style-name="Tabla1.A1" office:value-type="string">
            <text:p text:style-name="P30">Concello</text:p>
          </table:table-cell>
          <table:table-cell table:style-name="Tabla1.D1" office:value-type="string">
            <text:p text:style-name="P30">Ano académico</text:p>
          </table:table-cell>
        </table:table-row>
        <table:table-row table:style-name="Tabla1.2">
          <table:table-cell table:style-name="Tabla1.A2" office:value-type="string">
            <text:p text:style-name="P28">15005397</text:p>
          </table:table-cell>
          <table:table-cell table:style-name="Tabla1.A2" office:value-type="string">
            <text:p text:style-name="P46">I.E.S. Fernando Wirtz Suárez</text:p>
          </table:table-cell>
          <table:table-cell table:style-name="Tabla1.A2" office:value-type="string">
            <text:p text:style-name="P29">A Coruña</text:p>
          </table:table-cell>
          <table:table-cell table:style-name="Tabla1.D2" office:value-type="string">
            <text:p text:style-name="P13"><text:span text:style-name="T7">202</text:span><text:span text:style-name="T9">4</text:span><text:span text:style-name="T7">-202</text:span><text:span text:style-name="T9">5</text:span></text:p>
          </table:table-cell>
        </table:table-row>
      </table:table>
      <text:p text:style-name="P26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7">Código da familia profesional</text:p>
          </table:table-cell>
          <table:table-cell table:style-name="Tabla2.A1" office:value-type="string">
            <text:p text:style-name="P33">Familia profesional</text:p>
          </table:table-cell>
          <table:table-cell table:style-name="Tabla2.A1" office:value-type="string">
            <text:p text:style-name="P35">Código do ciclo formativo</text:p>
          </table:table-cell>
          <table:table-cell table:style-name="Tabla2.A1" office:value-type="string">
            <text:p text:style-name="P31">Ciclo formativo</text:p>
          </table:table-cell>
          <table:table-cell table:style-name="Tabla2.A1" office:value-type="string">
            <text:p text:style-name="P32">Grao</text:p>
          </table:table-cell>
          <table:table-cell table:style-name="Tabla2.F1" office:value-type="string">
            <text:p text:style-name="P33">Réxime</text:p>
          </table:table-cell>
        </table:table-row>
        <table:table-row table:style-name="Tabla2.2">
          <table:table-cell table:style-name="Tabla2.A2" office:value-type="string">
            <text:p text:style-name="P50">IFC</text:p>
          </table:table-cell>
          <table:table-cell table:style-name="Tabla2.A2" office:value-type="string">
            <text:p text:style-name="P56">Informática e comunicacións</text:p>
          </table:table-cell>
          <table:table-cell table:style-name="Tabla2.A2" office:value-type="string">
            <text:p text:style-name="P49">SIFC01</text:p>
          </table:table-cell>
          <table:table-cell table:style-name="Tabla2.A2" office:value-type="string">
            <text:p text:style-name="P28">Desenvolvemento de Aplicacións Web</text:p>
          </table:table-cell>
          <table:table-cell table:style-name="Tabla2.A2" office:value-type="string">
            <text:p text:style-name="P45">Superior</text:p>
          </table:table-cell>
          <table:table-cell table:style-name="Tabla2.F2" office:value-type="string">
            <text:p text:style-name="P44">Ordinario</text:p>
          </table:table-cell>
        </table:table-row>
      </table:table>
      <text:p text:style-name="P26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Código</text:p>
            <text:p text:style-name="P30">MP/UF</text:p>
          </table:table-cell>
          <table:table-cell table:style-name="Tabla3.B1" office:value-type="string">
            <text:p text:style-name="P30">Nome</text:p>
          </table:table-cell>
        </table:table-row>
        <table:table-row table:style-name="Tabla3.2">
          <table:table-cell table:style-name="Tabla3.A2" office:value-type="string">
            <text:p text:style-name="P28">MP0374</text:p>
          </table:table-cell>
          <table:table-cell table:style-name="Tabla3.B2" office:value-type="string">
            <text:p text:style-name="P11"><text:span text:style-name="fontstyle01"><text:span text:style-name="T6"><text:s/>Proxecto de Desenvolvemento de Aplicacións Web</text:span></text:span></text:p>
            <text:p text:style-name="P46">Equivalencia en créditos ECTS: 5.</text:p>
          </table:table-cell>
        </table:table-row>
      </table:table>
      <text:p text:style-name="P26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7">Tutor</text:p>
          </table:table-cell>
          <table:table-cell table:style-name="Tabla4.B1" office:value-type="string">
            <text:p text:style-name="P48">Constantino García Ulla – <text:span text:style-name="T11">Javier Ulla Berdullas</text:span></text:p>
          </table:table-cell>
        </table:table-row>
      </table:table>
      <text:p text:style-name="P26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Alumno</text:p>
          </table:table-cell>
          <table:table-cell table:style-name="Tabla5.B1" office:value-type="string">
            <text:p text:style-name="P47"/>
          </table:table-cell>
        </table:table-row>
      </table:table>
      <text:p text:style-name="P26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7">Título</text:p>
          </table:table-cell>
          <table:table-cell table:style-name="Tabla6.B1" office:value-type="string">
            <text:p text:style-name="P15"><text:s/></text:p>
          </table:table-cell>
        </table:table-row>
      </table:table>
      <text:p text:style-name="P34"/>
      <text:p text:style-name="P51"/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39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40">Versión</text:p>
          </table:table-cell>
          <table:table-cell table:style-name="Tabla7.A1" office:value-type="string">
            <text:p text:style-name="P36">Data</text:p>
          </table:table-cell>
          <table:table-cell table:style-name="Tabla7.C1" office:value-type="string">
            <text:p text:style-name="P38">Observacións</text:p>
          </table:table-cell>
        </table:table-row>
        <table:table-row table:style-name="Tabla7.1">
          <table:table-cell table:style-name="Tabla7.A2" office:value-type="string">
            <text:p text:style-name="P41"><text:span text:style-name="T10">V</text:span>0</text:p>
          </table:table-cell>
          <table:table-cell table:style-name="Tabla7.A2" office:value-type="string">
            <text:p text:style-name="P58">1<text:span text:style-name="T11">1</text:span> <text:span text:style-name="T11">out</text:span>’24</text:p>
          </table:table-cell>
          <table:table-cell table:style-name="Tabla7.C2" office:value-type="string">
            <text:p text:style-name="P54"/>
          </table:table-cell>
        </table:table-row>
        <table:table-row table:style-name="Tabla7.1">
          <table:table-cell table:style-name="Tabla7.A3" office:value-type="string">
            <text:p text:style-name="P42">V1</text:p>
          </table:table-cell>
          <table:table-cell table:style-name="Tabla7.A3" office:value-type="string">
            <text:p text:style-name="P43"/>
          </table:table-cell>
          <table:table-cell table:style-name="Tabla7.C3" office:value-type="string">
            <text:p text:style-name="P54"/>
          </table:table-cell>
        </table:table-row>
        <table:table-row table:style-name="Tabla7.1">
          <table:table-cell table:style-name="Tabla7.A3" office:value-type="string">
            <text:p text:style-name="P42">V2</text:p>
          </table:table-cell>
          <table:table-cell table:style-name="Tabla7.A3" office:value-type="string">
            <text:p text:style-name="P43"/>
          </table:table-cell>
          <table:table-cell table:style-name="Tabla7.C3" office:value-type="string">
            <text:p text:style-name="P54"/>
          </table:table-cell>
        </table:table-row>
      </table:table>
      <text:p text:style-name="P52"/>
      <text:p text:style-name="P21"><text:bookmark-start text:name="INDICE"/><text:span text:style-name="T1">Índice</text:span><text:bookmark-end text:name="INDICE"/><text:span text:style-name="T1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5"><text:a xlink:type="simple" xlink:href="#__RefHeading___Toc992_3466438741" text:style-name="Index_20_Link" text:visited-style-name="Index_20_Link">1.Obxectivo<text:tab/>3</text:a></text:p>
          <text:p text:style-name="P55"><text:a xlink:type="simple" xlink:href="#__RefHeading___Toc994_3466438741" text:style-name="Index_20_Link" text:visited-style-name="Index_20_Link">2.Descripción<text:tab/>3</text:a></text:p>
          <text:p text:style-name="P55"><text:a xlink:type="simple" xlink:href="#__RefHeading___Toc996_3466438741" text:style-name="Index_20_Link" text:visited-style-name="Index_20_Link">3.Alcance<text:tab/>3</text:a></text:p>
          <text:p text:style-name="P55"><text:a xlink:type="simple" xlink:href="#__RefHeading___Toc998_3466438741" text:style-name="Index_20_Link" text:visited-style-name="Index_20_Link">4.Planificación<text:tab/>4</text:a></text:p>
          <text:p text:style-name="P55"><text:a xlink:type="simple" xlink:href="#__RefHeading___Toc1000_3466438741" text:style-name="Index_20_Link" text:visited-style-name="Index_20_Link">5.Medios a empregar<text:tab/>4</text:a></text:p>
          <text:p text:style-name="P55"><text:a xlink:type="simple" xlink:href="#__RefHeading___Toc1002_3466438741" text:style-name="Index_20_Link" text:visited-style-name="Index_20_Link">6.Presuposto<text:tab/>4</text:a></text:p>
          <text:p text:style-name="P55"><text:a xlink:type="simple" xlink:href="#__RefHeading___Toc1004_3466438741" text:style-name="Index_20_Link" text:visited-style-name="Index_20_Link">7.Título<text:tab/>5</text:a></text:p>
          <text:p text:style-name="P55"><text:a xlink:type="simple" xlink:href="#__RefHeading___Toc1008_3466438741" text:style-name="Index_20_Link" text:visited-style-name="Index_20_Link">8.Execución<text:tab/>5</text:a></text:p>
        </text:index-body>
      </text:table-of-content>
      <text:p text:style-name="P22"/>
      <text:p text:style-name="P12"/>
      <text:p text:style-name="P23"/>
      <text:p text:style-name="Standard"/>
      <text:p text:style-name="P14"/>
      <text:list xml:id="list513581271952405966" text:style-name="WWNum1">
        <text:list-item>
          <text:h text:style-name="P57" text:outline-level="1"><text:bookmark-start text:name="_Toc65582858"/><text:bookmark-start text:name="__RefHeading___Toc992_3466438741"/>Ob<text:span text:style-name="T5">x</text:span>e<text:span text:style-name="T5">c</text:span>tivo<text:bookmark-end text:name="_Toc65582858"/><text:bookmark-end text:name="__RefHeading___Toc992_3466438741"/></text:h>
        </text:list-item>
      </text:list>
      <text:p text:style-name="P3">&lt;</text:p>
      <text:p text:style-name="P4">Obxectivo que se marca o proxecto. Debe estar expresado dun xeito, claro e preciso, concreto <text:s/>que permita determinar o éxito ou fracaso do mesmo</text:p>
      <text:p text:style-name="P5">CA 2.4. Establecéronse os obxectivos </text:p>
      <text:p text:style-name="P5">CA 5.1. Enunciáronse os obxectivos do proxecto.</text:p>
      <text:p text:style-name="P4">&gt;</text:p>
      <text:p text:style-name="P4"/>
      <text:p text:style-name="P4"/>
      <text:list xml:id="list113911873199218" text:continue-numbering="true" text:style-name="WWNum1">
        <text:list-item>
          <text:h text:style-name="P57" text:outline-level="1"><text:bookmark-start text:name="_Toc65582859"/><text:bookmark-start text:name="__RefHeading___Toc994_3466438741"/>Descripción<text:bookmark-end text:name="_Toc65582859"/> <text:bookmark-end text:name="__RefHeading___Toc994_3466438741"/></text:h>
        </text:list-item>
      </text:list>
      <text:p text:style-name="P18"/>
      <text:p text:style-name="P8">&lt;</text:p>
      <text:p text:style-name="P16">Breve descrición do proxecto, explicando aqueles puntos máis importantes, significativos ou dignos de mención. Amosando a parte do código que desexe resaltar, ben pola súa dificultade ou por seren os puntos máis relevantes do <text:s/>proxecto. Comentando as partes do proxecto que supuxeron unha maior dificultade.</text:p>
      <text:p text:style-name="P16">Neste apartado pódese incluír a motivación persoal que lle levou a presentar dito proxecto.</text:p>
      <text:p text:style-name="P17">CA 5.2. Describiuse o proceso seguido para a identificación das necesidades das empresas do sector.</text:p>
      <text:p text:style-name="P17">CA 5.3. Describiuse a solución adoptada a partir da documentación xerada no proceso de deseño.</text:p>
      <text:p text:style-name="P8">&gt;</text:p>
      <text:p text:style-name="P8"/>
      <text:p text:style-name="P8"/>
      <text:list xml:id="list113910589919293" text:continue-numbering="true" text:style-name="WWNum1">
        <text:list-item>
          <text:h text:style-name="P57" text:outline-level="1"><text:bookmark-start text:name="_Toc65582860"/><text:bookmark-start text:name="__RefHeading___Toc996_3466438741"/>Alcance<text:bookmark-end text:name="_Toc65582860"/><text:bookmark-end text:name="__RefHeading___Toc996_3466438741"/></text:h>
        </text:list-item>
      </text:list>
      <text:p text:style-name="P4">&lt;</text:p>
      <text:p text:style-name="P4">Si na súa <text:s/>concepción é moi <text:s/>ambicioso, <text:s/>podedes limitar o alcance do mesmo, circunscribíndoo a aquelo para o que si teredes tempo de realizar no prazo do proxecto. </text:p>
      <text:p text:style-name="P4"/>
      <text:p text:style-name="P4">Explicando que é o que <text:s/>queda fóra do proxecto e o impacto que supón para o <text:s/>mesmo.</text:p>
      <text:p text:style-name="P4"/>
      <text:p text:style-name="P4">Non se permitirá que esa limitación no alcance do proxecto condicione o seu éxito ou unha conclusión aceptable do proxecto.</text:p>
      <text:p text:style-name="P4"/>
      <text:p text:style-name="P5">CA 2.3. Identificáronse as fases ou partes do proxecto, así como o seu contido.</text:p>
      <text:p text:style-name="P5"/>
      <text:p text:style-name="P2"><text:span text:style-name="T2">CA 2.4. </text:span><text:span text:style-name="T3">I</text:span><text:span text:style-name="T2">dentificouse o seu alcance.</text:span></text:p>
      <text:p text:style-name="P4">&gt;</text:p>
      <text:p text:style-name="P4"/>
      <text:p text:style-name="P4"/>
      <text:p text:style-name="P4"/>
      <text:p text:style-name="P4"/>
      <text:list xml:id="list113911515510521" text:continue-numbering="true" text:style-name="WWNum1">
        <text:list-item>
          <text:h text:style-name="P57" text:outline-level="1"><text:bookmark-start text:name="_Toc65582861"/><text:bookmark-start text:name="__RefHeading___Toc998_3466438741"/><text:soft-page-break/>Planificación<text:bookmark-end text:name="_Toc65582861"/><text:bookmark-end text:name="__RefHeading___Toc998_3466438741"/></text:h>
        </text:list-item>
      </text:list>
      <text:p text:style-name="P8">&lt;</text:p>
      <text:p text:style-name="P8">Débese incluír un detalle de tarefas e os seus tempos. </text:p>
      <text:p text:style-name="P9">CA 3.1. Estableceuse a secuencia das actividades en función das necesidades de posta en práctica.</text:p>
      <text:p text:style-name="P9">CA 3.2. Determináronse os recursos e a loxística necesarios para cada actividade.</text:p>
      <text:p text:style-name="P9">CA 3.3. Identificáronse as necesidades de permisos e autorizacións para levar a cabo as actividades.</text:p>
      <text:p text:style-name="P9">CA 3.4. Determináronse os procedementos de actuación ou execución das actividades.</text:p>
      <text:p text:style-name="P9">CA 3.6. Planificáronse a asignación de recursos materiais e humanos, e os tempos de execución.</text:p>
      <text:p text:style-name="P9">CA 5.4. Describíronse as actividades en que se divide a execución do proxecto.</text:p>
      <text:p text:style-name="P9">CA 5.5. Xustificáronse as decisións tomadas de planificación da execución do proxecto.</text:p>
      <text:p text:style-name="P8">&gt;</text:p>
      <text:p text:style-name="P8"/>
      <text:p text:style-name="P8"/>
      <text:p text:style-name="P8"/>
      <text:list xml:id="list113910910584841" text:continue-numbering="true" text:style-name="WWNum1">
        <text:list-item>
          <text:h text:style-name="P57" text:outline-level="1"><text:bookmark-start text:name="_Toc65582862"/><text:bookmark-start text:name="__RefHeading___Toc1000_3466438741"/>Medios a <text:span text:style-name="T5">empregar</text:span><text:bookmark-end text:name="_Toc65582862"/><text:bookmark-end text:name="__RefHeading___Toc1000_3466438741"/></text:h>
        </text:list-item>
      </text:list>
      <text:p text:style-name="P8">&lt;</text:p>
      <text:p text:style-name="P8">Equipos, software, recursos tecnolóxicos, etc.</text:p>
      <text:p text:style-name="P9">CA 3.6. Planificáronse a asignación de recursos materiais e humanos, e os tempos de execución.</text:p>
      <text:p text:style-name="P9">CA 2.5. Prevíronse os recursos materiais e persoais necesarios para realizar o proxecto.</text:p>
      <text:p text:style-name="P8">&gt;</text:p>
      <text:p text:style-name="P8"/>
      <text:p text:style-name="P8"/>
      <text:p text:style-name="P8"/>
      <text:list xml:id="list113910688819895" text:continue-numbering="true" text:style-name="WWNum1">
        <text:list-item>
          <text:h text:style-name="P57" text:outline-level="1"><text:bookmark-start text:name="_Toc65582863"/><text:bookmark-start text:name="__RefHeading___Toc1002_3466438741"/>Presup<text:span text:style-name="T5">o</text:span>sto<text:bookmark-end text:name="_Toc65582863"/><text:bookmark-end text:name="__RefHeading___Toc1002_3466438741"/></text:h>
        </text:list-item>
      </text:list>
      <text:p text:style-name="P10"/>
      <text:p text:style-name="P19">&lt; </text:p>
      <text:p text:style-name="P20">CA 3.7. Fíxose a valoración económica que dea resposta ás condicións da execución.</text:p>
      <text:p text:style-name="P20">CA 2.6. Realizouse o orzamento correspondente.</text:p>
      <text:p text:style-name="P19">&gt;</text:p>
      <text:p text:style-name="P19"/>
      <text:p text:style-name="P19"/>
      <text:p text:style-name="P10"/>
      <text:p text:style-name="P10"><text:bookmark text:name="_Toc655828641"/></text:p>
      <text:list xml:id="list113911753768000" text:continue-numbering="true" text:style-name="WWNum1">
        <text:list-item>
          <text:h text:style-name="P57" text:outline-level="1"><text:bookmark-start text:name="_Toc65582864"/><text:bookmark-start text:name="__RefHeading___Toc1004_3466438741"/><text:soft-page-break/>Título<text:bookmark-end text:name="_Toc65582864"/><text:bookmark-end text:name="__RefHeading___Toc1004_3466438741"/></text:h>
        </text:list-item>
      </text:list>
      <text:p text:style-name="P6">Título do proxecto.</text:p>
      <text:p text:style-name="P6"/>
      <text:p text:style-name="P6"/>
      <text:list xml:id="list113910734239835" text:continue-numbering="true" text:style-name="WWNum1">
        <text:list-item>
          <text:h text:style-name="P57" text:outline-level="1"><text:bookmark-start text:name="_Toc65582865"/><text:bookmark-start text:name="__RefHeading___Toc1008_3466438741"/>E<text:span text:style-name="T5">x</text:span>ecución<text:bookmark-end text:name="_Toc65582865"/><text:bookmark-end text:name="__RefHeading___Toc1008_3466438741"/></text:h>
        </text:list-item>
      </text:list>
      <text:p text:style-name="P25"/>
      <text:p text:style-name="P24"/>
      <text:p text:style-name="P7"><text:span text:style-name="T4">O alumnado</text:span><text:bookmark text:name="_GoBack"/><text:span text:style-name="T4"> realizará finalmente, unha demostración do funcionamento do proxec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cm" fo:margin-bottom="0.212cm" loext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style:font-name="Verdana" fo:font-family="Verdana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zh" style:country-asian="CN" style:font-name-complex="Verdana2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dbe5f1"/>
      <style:paragraph-properties fo:margin-left="1cm" fo:margin-right="0cm" fo:margin-top="0.635cm" fo:margin-bottom="0.423cm" loext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423cm" loext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justify" style:justify-single-word="false" fo:keep-with-next="always"/>
      <style:text-properties fo:color="#336699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706cm" fo:margin-bottom="0.353cm" loext:contextual-spacing="false" fo:keep-together="always" fo:keep-with-next="always">
        <style:tab-stops>
          <style:tab-stop style:position="-2.54cm"/>
        </style:tab-stops>
      </style:paragraph-properties>
      <style:text-properties fo:color="#000080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>
      <style:paragraph-properties fo:margin-left="0.318cm" fo:margin-right="0cm" fo:margin-top="0cm" fo:margin-bottom="0cm" loext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>
      <style:paragraph-properties fo:margin-left="0.95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>
      <style:paragraph-properties fo:margin-left="1.588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>
      <style:paragraph-properties fo:margin-left="1.905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>
      <style:paragraph-properties fo:margin-left="2.22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>
      <style:paragraph-properties fo:margin-left="2.5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loext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cm" fo:margin-bottom="0.176cm" loext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8%" fo:hyphenation-ladder-count="no-limit" style:punctuation-wrap="simple">
        <style:tab-stops/>
      </style:paragraph-properties>
      <style:text-properties fo:color="#365f91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8%" fo:hyphenation-ladder-count="no-limit" fo:text-indent="0cm" style:auto-text-indent="false" style:punctuation-wrap="simple"/>
      <style:text-properties style:use-window-font-color="true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line-height="108%" fo:hyphenation-ladder-count="no-limit" fo:text-indent="0cm" style:auto-text-indent="false" style:punctuation-wrap="simple"/>
      <style:text-properties style:use-window-font-color="true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style:font-name="Verdana" fo:font-family="Verdana" style:font-family-generic="roman" style:font-pitch="variable" fo:font-size="9pt" style:font-size-asian="9pt" style:language-asian="zh" style:country-asian="CN" style:font-name-complex="Verdana2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  <style:text-properties style:font-name-asian="Arial Narrow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4T11:07:00</meta:creation-date>
    <meta:initial-creator>Lord</meta:initial-creator>
    <dc:language>es-ES</dc:language>
    <meta:print-date>2021-10-19T20:49:00</meta:print-date>
    <dc:date>2024-09-13T11:39:09.005000000</dc:date>
    <meta:editing-cycles>10</meta:editing-cycles>
    <meta:editing-duration>PT18M12S</meta:editing-duration>
    <meta:generator>LibreOffice/5.1.2.2$Windows_X86_64 LibreOffice_project/d3bf12ecb743fc0d20e0be0c58ca359301eb705f</meta:generator>
    <dc:creator>Yolanda Garcia Ulla</dc:creator>
    <meta:document-statistic meta:table-count="7" meta:image-count="0" meta:object-count="0" meta:page-count="5" meta:paragraph-count="101" meta:word-count="519" meta:character-count="3300" meta:non-whitespace-character-count="2874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